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124500000CEBDAC142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01d" officeooo:paragraph-rsid="000410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haangeer <text:s text:c="7"/><draw:frame draw:style-name="fr1" draw:name="Image1" text:anchor-type="char" svg:x="0in" svg:y="2.8335in" svg:width="6.6929in" svg:height="4.7319in" draw:z-index="0"><draw:image xlink:href="Pictures/100000010000124500000CEBDAC142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20:03:57.089394583</meta:creation-date>
    <dc:date>2024-01-19T20:04:31.748915190</dc:date>
    <meta:editing-duration>PT35S</meta:editing-duration>
    <meta:editing-cycles>1</meta:editing-cycles>
    <meta:document-statistic meta:table-count="0" meta:image-count="1" meta:object-count="0" meta:page-count="1" meta:paragraph-count="1" meta:word-count="1" meta:character-count="18" meta:non-whitespace-character-count="10"/>
    <meta:generator>LibreOffice/7.6.4.1$Linux_X86_64 LibreOffice_project/60$Build-1</meta:generator>
  </office:meta>
</office:document-meta>
</file>